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48498392" calcext:value-type="float">
            <text:p>1.39484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9073984" calcext:value-type="float">
            <text:p>1.41890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24353984" calcext:value-type="float">
            <text:p>1.4524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7095976" calcext:value-type="float">
            <text:p>1.4877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9423" calcext:value-type="float">
            <text:p>1.479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6288984" calcext:value-type="float">
            <text:p>1.4766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04730976" calcext:value-type="float">
            <text:p>1.50047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253996" calcext:value-type="float">
            <text:p>1.5262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3205996" calcext:value-type="float">
            <text:p>1.52320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4732496" calcext:value-type="float">
            <text:p>1.544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5948984" calcext:value-type="float">
            <text:p>1.5855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90911992" calcext:value-type="float">
            <text:p>1.61909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412496" calcext:value-type="float">
            <text:p>1.6514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229996" calcext:value-type="float">
            <text:p>1.7152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3466992" calcext:value-type="float">
            <text:p>1.7583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3348984" calcext:value-type="float">
            <text:p>1.7913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1647968" calcext:value-type="float">
            <text:p>1.8281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1058984" calcext:value-type="float">
            <text:p>1.8641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48095" calcext:value-type="float">
            <text:p>1.904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825996" calcext:value-type="float">
            <text:p>1.9118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304996" calcext:value-type="float">
            <text:p>1.93430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6390456" calcext:value-type="float">
            <text:p>1.96563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3935976" calcext:value-type="float">
            <text:p>2.00739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4786992" calcext:value-type="float">
            <text:p>2.05247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7405976" calcext:value-type="float">
            <text:p>2.11674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5708984" calcext:value-type="float">
            <text:p>2.1555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2378984" calcext:value-type="float">
            <text:p>2.1582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8726992" calcext:value-type="float">
            <text:p>2.15687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96361992" calcext:value-type="float">
            <text:p>2.16963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9227968" calcext:value-type="float">
            <text:p>2.1779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13823984" calcext:value-type="float">
            <text:p>2.17138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0181992" calcext:value-type="float">
            <text:p>2.1780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5670996" calcext:value-type="float">
            <text:p>2.19567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768496" calcext:value-type="float">
            <text:p>2.2137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5967968" calcext:value-type="float">
            <text:p>2.2365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293496" calcext:value-type="float">
            <text:p>2.2232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2533996" calcext:value-type="float">
            <text:p>2.24253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6778984" calcext:value-type="float">
            <text:p>2.2496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9005976" calcext:value-type="float">
            <text:p>2.2539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9767968" calcext:value-type="float">
            <text:p>2.2289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1523984" calcext:value-type="float">
            <text:p>2.23615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72647968" calcext:value-type="float">
            <text:p>2.2472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2320976" calcext:value-type="float">
            <text:p>2.23923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9291992" calcext:value-type="float">
            <text:p>2.22792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5348984" calcext:value-type="float">
            <text:p>2.2485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6635976" calcext:value-type="float">
            <text:p>2.26266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7125976" calcext:value-type="float">
            <text:p>2.27371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6466992" calcext:value-type="float">
            <text:p>2.2536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158496" calcext:value-type="float">
            <text:p>2.286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6982968" calcext:value-type="float">
            <text:p>2.2866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5077968" calcext:value-type="float">
            <text:p>2.2865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57140976" calcext:value-type="float">
            <text:p>2.28571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4305" calcext:value-type="float">
            <text:p>2.3014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0688984" calcext:value-type="float">
            <text:p>2.3300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2935" calcext:value-type="float">
            <text:p>2.3482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14048984" calcext:value-type="float">
            <text:p>2.3514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835496" calcext:value-type="float">
            <text:p>2.3688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1688984" calcext:value-type="float">
            <text:p>2.3681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8996992" calcext:value-type="float">
            <text:p>2.3728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68036992" calcext:value-type="float">
            <text:p>2.3668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5201992" calcext:value-type="float">
            <text:p>2.38452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3777968" calcext:value-type="float">
            <text:p>2.3893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2827968" calcext:value-type="float">
            <text:p>2.3912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9200976" calcext:value-type="float">
            <text:p>2.4099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0036992" calcext:value-type="float">
            <text:p>2.4430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109648" calcext:value-type="float">
            <text:p>2.4531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2065976" calcext:value-type="float">
            <text:p>2.41620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41160976" calcext:value-type="float">
            <text:p>2.45411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71006992" calcext:value-type="float">
            <text:p>2.45710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1002968" calcext:value-type="float">
            <text:p>2.45510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9112968" calcext:value-type="float">
            <text:p>2.46691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09423984" calcext:value-type="float">
            <text:p>2.46094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0506992" calcext:value-type="float">
            <text:p>2.43805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4485976" calcext:value-type="float">
            <text:p>2.4474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9873984" calcext:value-type="float">
            <text:p>2.4399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7018984" calcext:value-type="float">
            <text:p>2.4417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0061992" calcext:value-type="float">
            <text:p>2.46300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89708" calcext:value-type="float">
            <text:p>2.4378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5257968" calcext:value-type="float">
            <text:p>2.4305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6068984" calcext:value-type="float">
            <text:p>2.4436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5583984" calcext:value-type="float">
            <text:p>2.43655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84975976" calcext:value-type="float">
            <text:p>2.45849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8310976" calcext:value-type="float">
            <text:p>2.45983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414996" calcext:value-type="float">
            <text:p>2.43341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9393984" calcext:value-type="float">
            <text:p>2.43693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6696992" calcext:value-type="float">
            <text:p>2.43766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420824" calcext:value-type="float">
            <text:p>2.4404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3208984" calcext:value-type="float">
            <text:p>2.4413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475212" calcext:value-type="float">
            <text:p>2.42447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01095" calcext:value-type="float">
            <text:p>2.4001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8572968" calcext:value-type="float">
            <text:p>2.41585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5216992" calcext:value-type="float">
            <text:p>2.39652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4553984" calcext:value-type="float">
            <text:p>2.3744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821" calcext:value-type="float">
            <text:p>2.377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9170976" calcext:value-type="float">
            <text:p>2.38591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22975976" calcext:value-type="float">
            <text:p>2.38229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13731992" calcext:value-type="float">
            <text:p>2.35137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67046992" calcext:value-type="float">
            <text:p>2.3367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59120976" calcext:value-type="float">
            <text:p>2.34591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9545" calcext:value-type="float">
            <text:p>2.3029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82885" calcext:value-type="float">
            <text:p>2.3082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7507968" calcext:value-type="float">
            <text:p>2.3257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77" calcext:value-type="float">
            <text:p>2.35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90857968" calcext:value-type="float">
            <text:p>2.3390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61915976" calcext:value-type="float">
            <text:p>2.29619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5041992" calcext:value-type="float">
            <text:p>2.2565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34255976" calcext:value-type="float">
            <text:p>2.26342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8376992" calcext:value-type="float">
            <text:p>2.25783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9490976" calcext:value-type="float">
            <text:p>2.26094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80890976" calcext:value-type="float">
            <text:p>2.23808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9513" calcext:value-type="float">
            <text:p>2.199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3512968" calcext:value-type="float">
            <text:p>2.1773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3991992" calcext:value-type="float">
            <text:p>2.1783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7648984" calcext:value-type="float">
            <text:p>2.1837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763996" calcext:value-type="float">
            <text:p>2.1777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9390976" calcext:value-type="float">
            <text:p>2.1809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4061488" calcext:value-type="float">
            <text:p>2.18340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082" calcext:value-type="float">
            <text:p>2.180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6867968" calcext:value-type="float">
            <text:p>2.1946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7985" calcext:value-type="float">
            <text:p>2.1977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7905976" calcext:value-type="float">
            <text:p>2.1357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7297968" calcext:value-type="float">
            <text:p>2.1577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84881992" calcext:value-type="float">
            <text:p>2.12848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2348984" calcext:value-type="float">
            <text:p>2.1342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618496" calcext:value-type="float">
            <text:p>2.1566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271" calcext:value-type="float">
            <text:p>2.168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59226992" calcext:value-type="float">
            <text:p>2.1759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676992" calcext:value-type="float">
            <text:p>2.15496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66405" calcext:value-type="float">
            <text:p>2.0766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6191992" calcext:value-type="float">
            <text:p>2.03361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4507996" calcext:value-type="float">
            <text:p>2.03450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985996" calcext:value-type="float">
            <text:p>2.04898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34311992" calcext:value-type="float">
            <text:p>2.05343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47632968" calcext:value-type="float">
            <text:p>2.04476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6038984" calcext:value-type="float">
            <text:p>2.0386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220496" calcext:value-type="float">
            <text:p>2.020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268496" calcext:value-type="float">
            <text:p>2.0232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742996" calcext:value-type="float">
            <text:p>2.00974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445" calcext:value-type="float">
            <text:p>2.03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7087984" calcext:value-type="float">
            <text:p>2.03970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2035" calcext:value-type="float">
            <text:p>2.0092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2960976" calcext:value-type="float">
            <text:p>1.9892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9778984" calcext:value-type="float">
            <text:p>1.9829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0135" calcext:value-type="float">
            <text:p>2.013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9972968" calcext:value-type="float">
            <text:p>2.01199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107" calcext:value-type="float">
            <text:p>1.999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8245976" calcext:value-type="float">
            <text:p>2.0268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6860976" calcext:value-type="float">
            <text:p>2.0616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49220976" calcext:value-type="float">
            <text:p>2.04492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1688984" calcext:value-type="float">
            <text:p>1.9871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9638996" calcext:value-type="float">
            <text:p>1.93963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3862" calcext:value-type="float">
            <text:p>1.943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1327968" calcext:value-type="float">
            <text:p>1.9531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402496" calcext:value-type="float">
            <text:p>1.952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36715" calcext:value-type="float">
            <text:p>1.9436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66546992" calcext:value-type="float">
            <text:p>1.93665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4305" calcext:value-type="float">
            <text:p>1.9204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84300976" calcext:value-type="float">
            <text:p>1.91843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21741992" calcext:value-type="float">
            <text:p>1.90217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4546992" calcext:value-type="float">
            <text:p>1.86045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79179688" calcext:value-type="float">
            <text:p>1.7979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7015" calcext:value-type="float">
            <text:p>1.802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1958984" calcext:value-type="float">
            <text:p>1.8221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7326992" calcext:value-type="float">
            <text:p>1.7987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29885" calcext:value-type="float">
            <text:p>1.8129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8781992" calcext:value-type="float">
            <text:p>1.81987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859496" calcext:value-type="float">
            <text:p>1.7988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238496" calcext:value-type="float">
            <text:p>1.7832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7711496" calcext:value-type="float">
            <text:p>1.7577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4372968" calcext:value-type="float">
            <text:p>1.7224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0071992" calcext:value-type="float">
            <text:p>1.7090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98033984" calcext:value-type="float">
            <text:p>1.72980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5495976" calcext:value-type="float">
            <text:p>1.73154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6103984" calcext:value-type="float">
            <text:p>1.70961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6692968" calcext:value-type="float">
            <text:p>1.67366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062" calcext:value-type="float">
            <text:p>1.639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0496992" calcext:value-type="float">
            <text:p>1.66804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986496" calcext:value-type="float">
            <text:p>1.6719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9240976" calcext:value-type="float">
            <text:p>1.6799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505996" calcext:value-type="float">
            <text:p>1.63750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7270976" calcext:value-type="float">
            <text:p>1.62772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86161992" calcext:value-type="float">
            <text:p>1.62861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4351128" calcext:value-type="float">
            <text:p>1.67143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0650976" calcext:value-type="float">
            <text:p>1.66506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06518984" calcext:value-type="float">
            <text:p>1.6606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4746992" calcext:value-type="float">
            <text:p>1.6394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1535" calcext:value-type="float">
            <text:p>1.6091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7853984" calcext:value-type="float">
            <text:p>1.58578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9441992" calcext:value-type="float">
            <text:p>1.58594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0565976" calcext:value-type="float">
            <text:p>1.59705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0261996" calcext:value-type="float">
            <text:p>1.59026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3043984" calcext:value-type="float">
            <text:p>1.54730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40965" calcext:value-type="float">
            <text:p>1.5340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005" calcext:value-type="float">
            <text:p>1.56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31996" calcext:value-type="float">
            <text:p>1.57883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6097968" calcext:value-type="float">
            <text:p>1.5786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5397996" calcext:value-type="float">
            <text:p>1.53539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6016992" calcext:value-type="float">
            <text:p>1.51260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1870976" calcext:value-type="float">
            <text:p>1.49818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18382968" calcext:value-type="float">
            <text:p>1.50183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7104996" calcext:value-type="float">
            <text:p>1.47710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5006996" calcext:value-type="float">
            <text:p>1.4550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52647968" calcext:value-type="float">
            <text:p>1.4852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27565976" calcext:value-type="float">
            <text:p>1.48275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2187968" calcext:value-type="float">
            <text:p>1.4982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5531992" calcext:value-type="float">
            <text:p>1.50555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53028984" calcext:value-type="float">
            <text:p>1.5353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1766992" calcext:value-type="float">
            <text:p>1.54117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4765976" calcext:value-type="float">
            <text:p>1.5284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77437968" calcext:value-type="float">
            <text:p>1.5077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14572968" calcext:value-type="float">
            <text:p>1.50145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8372968" calcext:value-type="float">
            <text:p>1.4938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5677496" calcext:value-type="float">
            <text:p>1.4856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9821992" calcext:value-type="float">
            <text:p>1.50898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4740976" calcext:value-type="float">
            <text:p>1.50847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6205976" calcext:value-type="float">
            <text:p>1.5376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3706992" calcext:value-type="float">
            <text:p>1.5693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12108984" calcext:value-type="float">
            <text:p>1.5612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241" calcext:value-type="float">
            <text:p>1.54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19" calcext:value-type="float">
            <text:p>1.52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5705976" calcext:value-type="float">
            <text:p>1.51857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730496" calcext:value-type="float">
            <text:p>1.528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621" calcext:value-type="float">
            <text:p>1.539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83191992" calcext:value-type="float">
            <text:p>1.53831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1711992" calcext:value-type="float">
            <text:p>1.49717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45832" calcext:value-type="float">
            <text:p>1.472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107496" calcext:value-type="float">
            <text:p>1.4971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250996" calcext:value-type="float">
            <text:p>1.50225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1078984" calcext:value-type="float">
            <text:p>1.4991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4275976" calcext:value-type="float">
            <text:p>1.51742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0460976" calcext:value-type="float">
            <text:p>1.51304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871496" calcext:value-type="float">
            <text:p>1.5138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441996" calcext:value-type="float">
            <text:p>1.50644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72993984" calcext:value-type="float">
            <text:p>1.50729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0281992" calcext:value-type="float">
            <text:p>1.49602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8397968" calcext:value-type="float">
            <text:p>1.5138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3968984" calcext:value-type="float">
            <text:p>1.5253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968996" calcext:value-type="float">
            <text:p>1.5319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2192968" calcext:value-type="float">
            <text:p>1.50221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9807968" calcext:value-type="float">
            <text:p>1.4989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297496" calcext:value-type="float">
            <text:p>1.4932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7876992" calcext:value-type="float">
            <text:p>1.47678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5867996" calcext:value-type="float">
            <text:p>1.48586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7104996" calcext:value-type="float">
            <text:p>1.47710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57361992" calcext:value-type="float">
            <text:p>1.44573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70671992" calcext:value-type="float">
            <text:p>1.42706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31642968" calcext:value-type="float">
            <text:p>1.44316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2624496" calcext:value-type="float">
            <text:p>1.4426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179" calcext:value-type="float">
            <text:p>1.432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6055976" calcext:value-type="float">
            <text:p>1.4176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6376992" calcext:value-type="float">
            <text:p>1.41963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1295976" calcext:value-type="float">
            <text:p>1.4191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0647968" calcext:value-type="float">
            <text:p>1.4090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1617968" calcext:value-type="float">
            <text:p>1.4231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5098496" calcext:value-type="float">
            <text:p>1.4250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30278064" calcext:value-type="float">
            <text:p>1.4130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3032" calcext:value-type="float">
            <text:p>1.4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6137316" calcext:value-type="float">
            <text:p>1.44613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9336" calcext:value-type="float">
            <text:p>1.4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18" calcext:value-type="float">
            <text:p>1.4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77503792" calcext:value-type="float">
            <text:p>1.46775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925164" calcext:value-type="float">
            <text:p>1.47692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146632" calcext:value-type="float">
            <text:p>1.4871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47976" calcext:value-type="float">
            <text:p>1.5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31717968" calcext:value-type="float">
            <text:p>1.5031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47976" calcext:value-type="float">
            <text:p>1.5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60752" calcext:value-type="float">
            <text:p>1.5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1205056" calcext:value-type="float">
            <text:p>1.52012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261164" calcext:value-type="float">
            <text:p>1.49826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52071896" calcext:value-type="float">
            <text:p>1.48520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6368" calcext:value-type="float">
            <text:p>1.5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5656" calcext:value-type="float">
            <text:p>1.5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44216" calcext:value-type="float">
            <text:p>1.5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09023792" calcext:value-type="float">
            <text:p>1.54090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8477968" calcext:value-type="float">
            <text:p>1.5778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2065316" calcext:value-type="float">
            <text:p>1.63206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3232" calcext:value-type="float">
            <text:p>1.5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1874424" calcext:value-type="float">
            <text:p>1.6051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8368" calcext:value-type="float">
            <text:p>1.5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9328" calcext:value-type="float">
            <text:p>1.5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0901264" calcext:value-type="float">
            <text:p>1.62209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5998984" calcext:value-type="float">
            <text:p>1.6255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0249316" calcext:value-type="float">
            <text:p>1.58024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594632" calcext:value-type="float">
            <text:p>1.642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826" calcext:value-type="float">
            <text:p>1.655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7657968" calcext:value-type="float">
            <text:p>1.6837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7448984" calcext:value-type="float">
            <text:p>1.6427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8868984" calcext:value-type="float">
            <text:p>1.6358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92218984" calcext:value-type="float">
            <text:p>1.6492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79008984" calcext:value-type="float">
            <text:p>1.7479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2617968" calcext:value-type="float">
            <text:p>1.8422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7338984" calcext:value-type="float">
            <text:p>1.9357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5948984" calcext:value-type="float">
            <text:p>1.9665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012" calcext:value-type="float">
            <text:p>2.0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54287968" calcext:value-type="float">
            <text:p>2.0354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9987968" calcext:value-type="float">
            <text:p>2.0239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253" calcext:value-type="float">
            <text:p>2.024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7157968" calcext:value-type="float">
            <text:p>2.0457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1897968" calcext:value-type="float">
            <text:p>2.028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5217968" calcext:value-type="float">
            <text:p>2.0175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8517968" calcext:value-type="float">
            <text:p>1.9908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3247968" calcext:value-type="float">
            <text:p>1.9653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717" calcext:value-type="float">
            <text:p>1.926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5788984" calcext:value-type="float">
            <text:p>1.8385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5361" calcext:value-type="float">
            <text:p>1.745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9547968" calcext:value-type="float">
            <text:p>1.6719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7587968" calcext:value-type="float">
            <text:p>1.6277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532" calcext:value-type="float">
            <text:p>1.5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258" calcext:value-type="float">
            <text:p>1.5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74998984" calcext:value-type="float">
            <text:p>1.5874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31817968" calcext:value-type="float">
            <text:p>1.5831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0417968" calcext:value-type="float">
            <text:p>1.6060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1787968" calcext:value-type="float">
            <text:p>1.5591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94988984" calcext:value-type="float">
            <text:p>1.5794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2763" calcext:value-type="float">
            <text:p>1.532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7758984" calcext:value-type="float">
            <text:p>1.5097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2471" calcext:value-type="float">
            <text:p>1.482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65348984" calcext:value-type="float">
            <text:p>1.4865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1516" calcext:value-type="float">
            <text:p>1.4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802" calcext:value-type="float">
            <text:p>1.463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8277968" calcext:value-type="float">
            <text:p>1.4178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89938984" calcext:value-type="float">
            <text:p>1.3489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0784" calcext:value-type="float">
            <text:p>1.3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89838984" calcext:value-type="float">
            <text:p>1.2689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34237968" calcext:value-type="float">
            <text:p>1.2334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74117968" calcext:value-type="float">
            <text:p>1.1374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20727968" calcext:value-type="float">
            <text:p>1.0920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80697968" calcext:value-type="float">
            <text:p>1.0680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3487968" calcext:value-type="float">
            <text:p>1.0143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9637968" calcext:value-type="float">
            <text:p>0.9819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06608984" calcext:value-type="float">
            <text:p>0.9706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31957968" calcext:value-type="float">
            <text:p>0.9331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7641" calcext:value-type="float">
            <text:p>0.937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6013" calcext:value-type="float">
            <text:p>0.866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158" calcext:value-type="float">
            <text:p>0.88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9818984" calcext:value-type="float">
            <text:p>0.8719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5018984" calcext:value-type="float">
            <text:p>0.8415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8328984" calcext:value-type="float">
            <text:p>0.8228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77" calcext:value-type="float">
            <text:p>0.82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4038984" calcext:value-type="float">
            <text:p>0.8194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2337968" calcext:value-type="float">
            <text:p>0.8562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61397968" calcext:value-type="float">
            <text:p>0.8661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7928984" calcext:value-type="float">
            <text:p>0.8837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259" calcext:value-type="float">
            <text:p>0.929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12298984" calcext:value-type="float">
            <text:p>0.9512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3747" calcext:value-type="float">
            <text:p>1.023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0518984" calcext:value-type="float">
            <text:p>1.0510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67387968" calcext:value-type="float">
            <text:p>1.0867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43028984" calcext:value-type="float">
            <text:p>1.1543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18007968" calcext:value-type="float">
            <text:p>1.2018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3396" calcext:value-type="float">
            <text:p>1.2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3876" calcext:value-type="float">
            <text:p>1.2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398" calcext:value-type="float">
            <text:p>1.3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16708984" calcext:value-type="float">
            <text:p>1.4316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8668984" calcext:value-type="float">
            <text:p>1.4758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5997968" calcext:value-type="float">
            <text:p>1.4985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522" calcext:value-type="float">
            <text:p>1.50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6527968" calcext:value-type="float">
            <text:p>1.5416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99104" calcext:value-type="float">
            <text:p>1.558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15968984" calcext:value-type="float">
            <text:p>1.6015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2387968" calcext:value-type="float">
            <text:p>1.6582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828" calcext:value-type="float">
            <text:p>1.6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0017968" calcext:value-type="float">
            <text:p>1.6670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4158984" calcext:value-type="float">
            <text:p>1.6774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83328" calcext:value-type="float">
            <text:p>1.698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95188984" calcext:value-type="float">
            <text:p>1.7395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14007968" calcext:value-type="float">
            <text:p>1.8114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2647968" calcext:value-type="float">
            <text:p>1.8662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098" calcext:value-type="float">
            <text:p>1.927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247" calcext:value-type="float">
            <text:p>1.976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3807968" calcext:value-type="float">
            <text:p>2.0323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47657968" calcext:value-type="float">
            <text:p>2.0647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87028984" calcext:value-type="float">
            <text:p>2.0687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0147968" calcext:value-type="float">
            <text:p>2.1520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3907968" calcext:value-type="float">
            <text:p>2.1123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07" calcext:value-type="float">
            <text:p>2.08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7048984" calcext:value-type="float">
            <text:p>2.0847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2007968" calcext:value-type="float">
            <text:p>2.1162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3328984" calcext:value-type="float">
            <text:p>2.1563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6248984" calcext:value-type="float">
            <text:p>2.2066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092" calcext:value-type="float">
            <text:p>2.2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5328984" calcext:value-type="float">
            <text:p>2.2325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34597968" calcext:value-type="float">
            <text:p>2.2834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4438984" calcext:value-type="float">
            <text:p>2.2824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38407968" calcext:value-type="float">
            <text:p>2.2838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0287968" calcext:value-type="float">
            <text:p>2.2640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3607968" calcext:value-type="float">
            <text:p>2.2533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6467968" calcext:value-type="float">
            <text:p>2.2556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00896" calcext:value-type="float">
            <text:p>2.251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234" calcext:value-type="float">
            <text:p>2.253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19" calcext:value-type="float">
            <text:p>2.28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38457968" calcext:value-type="float">
            <text:p>2.3238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9318984" calcext:value-type="float">
            <text:p>2.3769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72238984" calcext:value-type="float">
            <text:p>2.4272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164" calcext:value-type="float">
            <text:p>2.4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9597968" calcext:value-type="float">
            <text:p>2.4739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2278984" calcext:value-type="float">
            <text:p>2.4592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4387968" calcext:value-type="float">
            <text:p>2.4964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3937968" calcext:value-type="float">
            <text:p>2.5173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797" calcext:value-type="float">
            <text:p>2.566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849" calcext:value-type="float">
            <text:p>2.601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2458984" calcext:value-type="float">
            <text:p>2.6032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8867968" calcext:value-type="float">
            <text:p>2.6518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61867968" calcext:value-type="float">
            <text:p>2.7661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7388984" calcext:value-type="float">
            <text:p>2.7377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9788984" calcext:value-type="float">
            <text:p>2.7529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81198984" calcext:value-type="float">
            <text:p>2.7381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56127968" calcext:value-type="float">
            <text:p>2.7456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1917968" calcext:value-type="float">
            <text:p>2.8061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778" calcext:value-type="float">
            <text:p>2.795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9301" calcext:value-type="float">
            <text:p>2.789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4598984" calcext:value-type="float">
            <text:p>2.7914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59378984" calcext:value-type="float">
            <text:p>2.8059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3377968" calcext:value-type="float">
            <text:p>2.8313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0047968" calcext:value-type="float">
            <text:p>2.8340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7627968" calcext:value-type="float">
            <text:p>2.8027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9868984" calcext:value-type="float">
            <text:p>2.8169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878" calcext:value-type="float">
            <text:p>2.833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7528984" calcext:value-type="float">
            <text:p>2.8497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5307968" calcext:value-type="float">
            <text:p>2.8515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5618984" calcext:value-type="float">
            <text:p>2.8455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67988984" calcext:value-type="float">
            <text:p>2.8367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4228984" calcext:value-type="float">
            <text:p>2.8764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6608984" calcext:value-type="float">
            <text:p>2.8756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18177968" calcext:value-type="float">
            <text:p>2.8618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8647968" calcext:value-type="float">
            <text:p>2.8568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1487968" calcext:value-type="float">
            <text:p>2.8431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2778984" calcext:value-type="float">
            <text:p>2.8592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1497968" calcext:value-type="float">
            <text:p>2.8511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4347968" calcext:value-type="float">
            <text:p>2.8454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3208984" calcext:value-type="float">
            <text:p>2.8223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257" calcext:value-type="float">
            <text:p>2.8182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0418984" calcext:value-type="float">
            <text:p>2.8760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2497968" calcext:value-type="float">
            <text:p>2.8892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882" calcext:value-type="float">
            <text:p>2.86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12437968" calcext:value-type="float">
            <text:p>2.8412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88968984" calcext:value-type="float">
            <text:p>2.8588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1503" calcext:value-type="float">
            <text:p>2.8815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6098984" calcext:value-type="float">
            <text:p>2.8486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1798984" calcext:value-type="float">
            <text:p>2.8371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87697968" calcext:value-type="float">
            <text:p>2.8587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739" calcext:value-type="float">
            <text:p>2.864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30878984" calcext:value-type="float">
            <text:p>2.8630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405" calcext:value-type="float">
            <text:p>2.859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6588984" calcext:value-type="float">
            <text:p>2.8596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8196008" calcext:value-type="float">
            <text:p>2.84881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8117968" calcext:value-type="float">
            <text:p>2.8138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1907968" calcext:value-type="float">
            <text:p>2.7981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3779" calcext:value-type="float">
            <text:p>2.803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58438984" calcext:value-type="float">
            <text:p>2.8158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2208984" calcext:value-type="float">
            <text:p>2.7842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5217968" calcext:value-type="float">
            <text:p>2.7795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0278984" calcext:value-type="float">
            <text:p>2.7640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8557968" calcext:value-type="float">
            <text:p>2.7848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4061" calcext:value-type="float">
            <text:p>2.774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1708984" calcext:value-type="float">
            <text:p>2.7651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65958984" calcext:value-type="float">
            <text:p>2.7365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4528984" calcext:value-type="float">
            <text:p>2.7354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3118984" calcext:value-type="float">
            <text:p>2.7503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4657968" calcext:value-type="float">
            <text:p>2.7124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9397968" calcext:value-type="float">
            <text:p>2.6949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719" calcext:value-type="float">
            <text:p>2.704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9857968" calcext:value-type="float">
            <text:p>2.6819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0608984" calcext:value-type="float">
            <text:p>2.6470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52217968" calcext:value-type="float">
            <text:p>2.6652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0628984" calcext:value-type="float">
            <text:p>2.6630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663" calcext:value-type="float">
            <text:p>2.637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139" calcext:value-type="float">
            <text:p>2.636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7877968" calcext:value-type="float">
            <text:p>2.6217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2167968" calcext:value-type="float">
            <text:p>2.6252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5937968" calcext:value-type="float">
            <text:p>2.5935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6738984" calcext:value-type="float">
            <text:p>2.5986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131" calcext:value-type="float">
            <text:p>2.572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6867968" calcext:value-type="float">
            <text:p>2.5756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56208984" calcext:value-type="float">
            <text:p>2.5556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6124" calcext:value-type="float">
            <text:p>2.5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4397968" calcext:value-type="float">
            <text:p>2.5044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87247968" calcext:value-type="float">
            <text:p>2.4987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311" calcext:value-type="float">
            <text:p>2.488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0878984" calcext:value-type="float">
            <text:p>2.4820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214" calcext:value-type="float">
            <text:p>2.474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0858984" calcext:value-type="float">
            <text:p>2.4660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8438984" calcext:value-type="float">
            <text:p>2.4348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4297968" calcext:value-type="float">
            <text:p>2.4244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5714424" calcext:value-type="float">
            <text:p>2.39157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45</text:p>
          </table:table-cell>
          <table:table-cell office:value-type="string" calcext:value-type="string">
            <text:p>MBMG-80745</text:p>
          </table:table-cell>
          <table:table-cell office:value-type="string" calcext:value-type="string">
            <text:p>199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74" meta:object-count="0"/>
    <meta:user-defined meta:name="AppVersion">3.0</meta:user-defined>
  </office:meta>
</office:document-meta>
</file>